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6.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2cm" fo:min-width="3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4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9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884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cm" fo:min-width="3.44cm" fo:padding-top="0.15cm" fo:padding-bottom="0.15cm" fo:padding-left="0.275cm" fo:padding-right="0.275cm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86cm" fo:min-width="1.446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6cm" fo:min-width="1.4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5cm"/>
    </style:style>
    <style:style style:name="gr1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9cm" fo:min-width="2.4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9cm" fo:min-width="1.4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01cm" fo:min-width="1.276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9cm" fo:min-width="1.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11cm" fo:min-width="2.006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cm" fo:min-width="1.43cm" fo:padding-top="0.15cm" fo:padding-bottom="0.15cm" fo:padding-left="0.275cm" fo:padding-right="0.275cm"/>
    </style:style>
    <style:style style:name="gr22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cm" fo:min-width="1.446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cm" fo:min-width="0.946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51cm" fo:min-width="0.9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8" draw:id="id8" draw:layer="layout" svg:width="4cm" svg:height="1.5cm" svg:x="8.296cm" svg:y="0.278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4" draw:id="id14" draw:layer="layout" svg:width="7cm" svg:height="1.24cm" svg:x="6.796cm" svg:y="14.278cm">
          <text:p><text:span text:style-name="T2">C[i] = sqrt(pow(X[i], 2) + pow(Y[i], 2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4cm" svg:height="1.242cm" svg:x="8.296cm" svg:y="12.449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1.204cm" svg:height="0.721cm" svg:x="7.196cm" svg:y="5.578cm">
          <draw:text-box>
            <text:p><text:span text:style-name="T1">Нет</text:span></text:p>
          </draw:text-box>
        </draw:frame>
        <draw:custom-shape draw:style-name="gr5" draw:text-style-name="P2" xml:id="id4" draw:id="id4" draw:layer="layout" svg:width="4cm" svg:height="1.242cm" svg:x="12.396cm" svg:y="15.736cm">
          <text:p text:style-name="P1"><text:span text:style-name="T1">i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cm" svg:height="0.721cm" svg:x="10.196cm" svg:y="13.657cm">
          <draw:text-box>
            <text:p><text:span text:style-name="T1">Да</text:span></text:p>
          </draw:text-box>
        </draw:frame>
        <draw:frame draw:style-name="gr4" draw:text-style-name="P3" xml:id="id1" draw:id="id1" draw:layer="layout" svg:width="1.2cm" svg:height="0.721cm" svg:x="12.296cm" svg:y="12.478cm">
          <draw:text-box>
            <text:p><text:span text:style-name="T1">Нет</text:span></text:p>
          </draw:text-box>
        </draw:frame>
        <draw:custom-shape draw:style-name="gr6" draw:text-style-name="P2" xml:id="id32" draw:id="id32" draw:layer="layout" svg:width="4cm" svg:height="1.242cm" svg:x="1.196cm" svg:y="18.236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4cm" svg:height="1.242cm" svg:x="8.296cm" svg:y="5.478cm">
          <text:p text:style-name="P1"><text:span text:style-name="T1">n &lt;= 3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11" draw:id="id11" draw:layer="layout" svg:width="3.99cm" svg:height="1.24cm" svg:x="8.296cm" svg:y="9.078cm">
          <text:p text:style-name="P4"><text:span text:style-name="T2">input_array(X, n)</text:span></text:p>
          <text:p text:style-name="P4"><text:span text:style-name="T2">input_array(Y, 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3" draw:layer="layout" svg:width="1cm" svg:height="0.743cm" svg:x="10.196cm" svg:y="6.635cm">
          <draw:text-box>
            <text:p><text:span text:style-name="T1">Да</text:span></text:p>
          </draw:text-box>
        </draw:frame>
        <draw:connector draw:style-name="gr9" draw:text-style-name="P1" draw:layer="layout" svg:x1="13.496cm" svg:y1="12.838cm" svg:x2="13.496cm" svg:y2="12.838cm" draw:start-shape="id1" draw:end-shape="id1" svg:d="M13496 12838z" svg:viewBox="0 0 1 1">
          <text:p/>
        </draw:connector>
        <draw:custom-shape draw:style-name="gr10" draw:text-style-name="P6" xml:id="id10" draw:id="id10" draw:layer="layout" svg:width="4cm" svg:height="1.65cm" svg:x="8.296cm" svg:y="3.578cm">
          <text:p text:style-name="P1"><text:span text:style-name="T1">Ввод </text:span></text:p>
          <text:p text:style-name="P1"><text:span text:style-name="T1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2" xml:id="id3" draw:id="id3" draw:layer="layout" svg:width="3.99cm" svg:height="1.5cm" svg:x="8.296cm" svg:y="7.278cm">
          <text:p text:style-name="P1"><text:span text:style-name="T1">*X:= new float[n]</text:span></text:p>
          <text:p text:style-name="P1"><text:span text:style-name="T1">*Y:= new float[n]</text:span></text:p>
          <text:p text:style-name="P1"><text:span text:style-name="T1">*C:= new float[n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4cm" svg:height="1.242cm" svg:x="8.296cm" svg:y="2.036cm">
          <text:p text:style-name="P1"><text:span text:style-name="T1">i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0.296cm" svg:y1="6.72cm" svg:x2="10.291cm" svg:y2="7.278cm" draw:start-shape="id2" draw:start-glue-point="6" draw:end-shape="id3" draw:end-glue-point="4" svg:d="M10296 6720v280h-5v278" svg:viewBox="0 0 6 559">
          <text:p/>
        </draw:connector>
        <draw:custom-shape draw:style-name="gr13" draw:text-style-name="P2" xml:id="id5" draw:id="id5" draw:layer="layout" svg:width="3.99cm" svg:height="1.17cm" svg:x="12.396cm" svg:y="17.578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" xml:id="id24" draw:id="id24" draw:layer="layout" svg:x1="14.396cm" svg:y1="16.978cm" svg:x2="14.391cm" svg:y2="17.578cm" draw:start-shape="id4" draw:start-glue-point="6" draw:end-shape="id5" draw:end-glue-point="4" svg:d="M14396 16978v301h-5v299" svg:viewBox="0 0 6 601">
          <text:p/>
        </draw:connector>
        <draw:custom-shape draw:style-name="gr14" draw:text-style-name="P2" xml:id="id6" draw:id="id6" draw:layer="layout" svg:width="4cm" svg:height="1.25cm" svg:x="15.596cm" svg:y="20.428cm">
          <text:p text:style-name="P1"><text:span text:style-name="T1"><text:s/></text:span><text:span text:style-name="T1">j &lt; n - i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5" draw:text-style-name="P3" draw:layer="layout" svg:width="1cm" svg:height="0.8cm" svg:x="17.496cm" svg:y="18.078cm">
          <draw:text-box>
            <text:p><text:span text:style-name="T1">Да</text:span></text:p>
          </draw:text-box>
        </draw:frame>
        <draw:custom-shape draw:style-name="gr16" draw:text-style-name="P2" xml:id="id17" draw:id="id17" draw:layer="layout" svg:width="3cm" svg:height="0.99cm" svg:x="16.106cm" svg:y="23.628cm">
          <text:p text:style-name="P1"><text:span text:style-name="T1">temp:= C[j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7.596cm" svg:y1="21.678cm" svg:x2="17.601cm" svg:y2="21.978cm" draw:start-shape="id6" draw:start-glue-point="6" draw:end-shape="id7" draw:end-glue-point="4" svg:d="M17596 21678v151h5v149" svg:viewBox="0 0 6 301">
          <text:p/>
        </draw:connector>
        <draw:frame draw:style-name="gr4" draw:text-style-name="P3" draw:layer="layout" svg:width="1cm" svg:height="0.721cm" svg:x="17.596cm" svg:y="21.478cm">
          <draw:text-box>
            <text:p><text:span text:style-name="T1">Да</text:span></text:p>
          </draw:text-box>
        </draw:frame>
        <draw:frame draw:style-name="gr4" draw:text-style-name="P3" draw:layer="layout" svg:width="1.2cm" svg:height="0.721cm" svg:x="14.696cm" svg:y="22.057cm">
          <draw:text-box>
            <text:p><text:span text:style-name="T1">Нет</text:span></text:p>
          </draw:text-box>
        </draw:frame>
        <draw:custom-shape draw:style-name="gr17" draw:text-style-name="P2" xml:id="id21" draw:id="id21" draw:layer="layout" svg:width="2cm" svg:height="0.99cm" svg:x="16.596cm" svg:y="18.878cm">
          <text:p text:style-name="P1"><text:span text:style-name="T1">j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6" xml:id="id34" draw:id="id34" draw:layer="layout" svg:width="3cm" svg:height="1.5cm" svg:x="7.796cm" svg:y="18.778cm">
          <text:p text:style-name="P1"><text:span text:style-name="T1">Вывод</text:span></text:p>
          <text:p text:style-name="P1"><text:span text:style-name="T1">массива </text:span></text:p>
          <text:p text:style-name="P1"><text:span text:style-name="T1">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xml:id="id20" draw:id="id20" draw:layer="layout" svg:width="2.05cm" svg:height="0.99cm" svg:x="12.746cm" svg:y="22.088cm">
          <text:p text:style-name="P1"><text:span text:style-name="T1">++j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2cm" svg:height="0.721cm" svg:x="18.996cm" svg:y="20.357cm">
          <draw:text-box>
            <text:p><text:span text:style-name="T1">Нет</text:span></text:p>
          </draw:text-box>
        </draw:frame>
        <draw:custom-shape draw:style-name="gr20" draw:text-style-name="P6" xml:id="id33" draw:id="id33" draw:layer="layout" svg:width="4.2cm" svg:height="2.01cm" svg:x="1.096cm" svg:y="15.168cm">
          <text:p text:style-name="P1"><text:span text:style-name="T1">Вывод</text:span></text:p>
          <text:p text:style-name="P1"><text:span text:style-name="T1">Размерности не </text:span></text:p>
          <text:p text:style-name="P1"><text:span text:style-name="T1">должны </text:span></text:p>
          <text:p text:style-name="P1"><text:span text:style-name="T1">Превышать 3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1" draw:layer="layout" svg:x1="10.296cm" svg:y1="1.778cm" svg:x2="10.296cm" svg:y2="2.036cm" draw:start-shape="id8" draw:start-glue-point="6" draw:end-shape="id9" draw:end-glue-point="4" svg:d="M10296 1778v258" svg:viewBox="0 0 1 259">
          <text:p/>
        </draw:connector>
        <draw:connector draw:style-name="gr12" draw:text-style-name="P1" draw:layer="layout" svg:x1="10.296cm" svg:y1="3.278cm" svg:x2="10.296cm" svg:y2="3.578cm" draw:start-shape="id9" draw:start-glue-point="6" draw:end-shape="id10" draw:end-glue-point="5" svg:d="M10296 3278v300" svg:viewBox="0 0 1 301">
          <text:p/>
        </draw:connector>
        <draw:connector draw:style-name="gr12" draw:text-style-name="P1" draw:layer="layout" svg:x1="10.296cm" svg:y1="5.228cm" svg:x2="10.296cm" svg:y2="5.478cm" draw:start-shape="id10" draw:start-glue-point="8" draw:end-shape="id2" draw:end-glue-point="4" svg:d="M10296 5228v250" svg:viewBox="0 0 1 251">
          <text:p/>
        </draw:connector>
        <draw:custom-shape draw:style-name="gr5" draw:text-style-name="P2" xml:id="id12" draw:id="id12" draw:layer="layout" svg:width="4cm" svg:height="1.242cm" svg:x="8.296cm" svg:y="10.636cm">
          <text:p text:style-name="P1"><text:span text:style-name="T1">i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0.291cm" svg:y1="8.778cm" svg:x2="10.291cm" svg:y2="9.078cm" draw:start-shape="id3" draw:start-glue-point="6" draw:end-shape="id11" draw:end-glue-point="4" svg:d="M10291 8778v300" svg:viewBox="0 0 1 301">
          <text:p/>
        </draw:connector>
        <draw:connector draw:style-name="gr12" draw:text-style-name="P1" draw:layer="layout" svg:x1="10.291cm" svg:y1="10.318cm" svg:x2="10.296cm" svg:y2="10.636cm" draw:start-shape="id11" draw:start-glue-point="6" draw:end-shape="id12" draw:end-glue-point="4" svg:d="M10291 10318v160h5v158" svg:viewBox="0 0 6 319">
          <text:p/>
        </draw:connector>
        <draw:connector draw:style-name="gr12" draw:text-style-name="P1" xml:id="id16" draw:id="id16" draw:layer="layout" svg:x1="10.296cm" svg:y1="11.878cm" svg:x2="10.296cm" svg:y2="12.449cm" draw:start-shape="id12" draw:start-glue-point="6" draw:end-shape="id13" draw:end-glue-point="4" svg:d="M10296 11878v571" svg:viewBox="0 0 1 572">
          <text:p/>
        </draw:connector>
        <draw:connector draw:style-name="gr12" draw:text-style-name="P1" draw:layer="layout" svg:x1="10.296cm" svg:y1="13.691cm" svg:x2="10.296cm" svg:y2="14.278cm" draw:start-shape="id13" draw:start-glue-point="6" draw:end-shape="id14" draw:end-glue-point="4" svg:d="M10296 13691v587" svg:viewBox="0 0 1 588">
          <text:p/>
        </draw:connector>
        <draw:custom-shape draw:style-name="gr21" draw:text-style-name="P2" xml:id="id15" draw:id="id15" draw:layer="layout" svg:width="1.98cm" svg:height="1cm" svg:x="5.216cm" svg:y="12.77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6.796cm" svg:y1="14.898cm" svg:x2="6.206cm" svg:y2="13.778cm" draw:start-shape="id14" draw:start-glue-point="5" draw:end-shape="id15" draw:end-glue-point="6" svg:d="M6796 14898h-590v-1120" svg:viewBox="0 0 591 1121">
          <text:p/>
        </draw:connector>
        <draw:connector draw:style-name="gr22" draw:text-style-name="P1" draw:layer="layout" svg:x1="6.206cm" svg:y1="12.778cm" svg:x2="10.296cm" svg:y2="12.163cm" draw:start-shape="id15" draw:start-glue-point="4" draw:end-shape="id16" draw:end-glue-point="0" svg:d="M6206 12778v-615h4090" svg:viewBox="0 0 4091 616">
          <text:p/>
        </draw:connector>
        <draw:connector draw:style-name="gr12" draw:text-style-name="P1" draw:layer="layout" svg:x1="12.296cm" svg:y1="13.07cm" svg:x2="14.396cm" svg:y2="15.736cm" draw:start-shape="id13" draw:start-glue-point="7" draw:end-shape="id4" draw:end-glue-point="4" svg:d="M12296 13070h2100v2666" svg:viewBox="0 0 2101 2667">
          <text:p/>
        </draw:connector>
        <draw:custom-shape draw:style-name="gr23" draw:text-style-name="P2" xml:id="id7" draw:id="id7" draw:layer="layout" svg:width="3.99cm" svg:height="1.2cm" svg:x="15.606cm" svg:y="21.978cm">
          <text:p text:style-name="P1"><text:span text:style-name="T1"><text:s/></text:span><text:span text:style-name="T2">C[j] &lt; C[j + 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" draw:layer="layout" svg:x1="17.601cm" svg:y1="23.178cm" svg:x2="17.606cm" svg:y2="23.628cm" draw:start-shape="id7" draw:start-glue-point="6" draw:end-shape="id17" draw:end-glue-point="4" svg:d="M17601 23178v226h5v224" svg:viewBox="0 0 6 451">
          <text:p/>
        </draw:connector>
        <draw:custom-shape draw:style-name="gr16" draw:text-style-name="P2" xml:id="id18" draw:id="id18" draw:layer="layout" svg:width="3cm" svg:height="0.99cm" svg:x="16.106cm" svg:y="24.948cm">
          <text:p text:style-name="P1"><text:span text:style-name="T1">C[j]:= C[j + 1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7.606cm" svg:y1="24.618cm" svg:x2="17.606cm" svg:y2="24.948cm" draw:start-shape="id17" draw:start-glue-point="6" draw:end-shape="id18" draw:end-glue-point="4" svg:d="M17606 24618v330" svg:viewBox="0 0 1 331">
          <text:p/>
        </draw:connector>
        <draw:custom-shape draw:style-name="gr16" draw:text-style-name="P2" xml:id="id19" draw:id="id19" draw:layer="layout" svg:width="3cm" svg:height="0.99cm" svg:x="16.106cm" svg:y="26.238cm">
          <text:p text:style-name="P1"><text:span text:style-name="T1">C[j]:= C[j + 1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7.606cm" svg:y1="25.938cm" svg:x2="17.606cm" svg:y2="26.238cm" draw:start-shape="id18" draw:start-glue-point="6" draw:end-shape="id19" draw:end-glue-point="4" svg:d="M17606 25938v300" svg:viewBox="0 0 1 301">
          <text:p/>
        </draw:connector>
        <draw:frame draw:style-name="gr4" draw:text-style-name="P3" draw:layer="layout" svg:width="1cm" svg:height="0.721cm" svg:x="17.596cm" svg:y="23.007cm">
          <draw:text-box>
            <text:p><text:span text:style-name="T1">Да</text:span></text:p>
          </draw:text-box>
        </draw:frame>
        <draw:connector draw:style-name="gr12" draw:text-style-name="P1" draw:layer="layout" svg:x1="15.606cm" svg:y1="22.578cm" svg:x2="14.796cm" svg:y2="22.583cm" draw:start-shape="id7" draw:start-glue-point="5" draw:end-shape="id20" draw:end-glue-point="7" svg:d="M15606 22578h-404v5h-406" svg:viewBox="0 0 811 6">
          <text:p/>
        </draw:connector>
        <draw:connector draw:style-name="gr12" draw:text-style-name="P1" draw:layer="layout" svg:x1="16.386cm" svg:y1="18.163cm" svg:x2="17.596cm" svg:y2="18.878cm" draw:start-shape="id5" draw:start-glue-point="7" draw:end-shape="id21" draw:end-glue-point="4" svg:d="M16386 18163h1210v715" svg:viewBox="0 0 1211 716">
          <text:p/>
        </draw:connector>
        <draw:connector draw:style-name="gr12" draw:text-style-name="P1" xml:id="id22" draw:id="id22" draw:layer="layout" svg:x1="17.596cm" svg:y1="19.868cm" svg:x2="17.596cm" svg:y2="20.428cm" draw:start-shape="id21" draw:start-glue-point="6" draw:end-shape="id6" draw:end-glue-point="4" svg:d="M17596 19868v560" svg:viewBox="0 0 1 561">
          <text:p/>
        </draw:connector>
        <draw:connector draw:style-name="gr22" draw:text-style-name="P1" draw:layer="layout" draw:line-skew="-1.077cm" svg:x1="13.771cm" svg:y1="22.088cm" svg:x2="17.596cm" svg:y2="20.148cm" draw:start-shape="id20" draw:start-glue-point="4" draw:end-shape="id22" draw:end-glue-point="0" svg:d="M13771 22088v-1910h3825v-30" svg:viewBox="0 0 3826 1941">
          <text:p/>
        </draw:connector>
        <draw:custom-shape draw:style-name="gr17" draw:text-style-name="P2" xml:id="id23" draw:id="id23" draw:layer="layout" svg:width="2cm" svg:height="0.99cm" svg:x="16.596cm" svg:y="16.77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9.596cm" svg:y1="21.053cm" svg:x2="18.596cm" svg:y2="17.273cm" draw:start-shape="id6" draw:start-glue-point="7" draw:end-shape="id23" draw:end-glue-point="7" svg:d="M19596 21053h525v-3780h-1525" svg:viewBox="0 0 1526 3781">
          <text:p/>
        </draw:connector>
        <draw:connector draw:style-name="gr22" draw:text-style-name="P1" draw:layer="layout" svg:x1="16.596cm" svg:y1="17.273cm" svg:x2="14.393cm" svg:y2="17.279cm" draw:start-shape="id23" draw:start-glue-point="5" draw:end-shape="id24" draw:end-glue-point="0" svg:d="M16596 17273h-1103v6h-1100" svg:viewBox="0 0 2204 7">
          <text:p/>
        </draw:connector>
        <draw:custom-shape draw:style-name="gr2" draw:text-style-name="P2" xml:id="id25" draw:id="id25" draw:layer="layout" svg:width="7cm" svg:height="1.24cm" svg:x="5.796cm" svg:y="20.538cm">
          <text:p><text:span text:style-name="T2">min_index = min_angle_index(X, Y, n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2" xml:id="id26" draw:id="id26" draw:layer="layout" svg:width="2cm" svg:height="0.99cm" svg:x="5.77cm" svg:y="22.478cm">
          <text:p text:style-name="P1"><text:span text:style-name="T1">i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9.296cm" svg:y1="21.778cm" svg:x2="6.77cm" svg:y2="22.478cm" draw:start-shape="id25" draw:start-glue-point="6" draw:end-shape="id26" draw:end-glue-point="4" svg:d="M9296 21778v351h-2526v349" svg:viewBox="0 0 2527 701">
          <text:p/>
        </draw:connector>
        <draw:custom-shape draw:style-name="gr24" draw:text-style-name="P2" xml:id="id27" draw:id="id27" draw:layer="layout" svg:width="2.99cm" svg:height="1cm" svg:x="5.27cm" svg:y="23.878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" xml:id="id31" draw:id="id31" draw:layer="layout" svg:x1="6.77cm" svg:y1="23.468cm" svg:x2="6.765cm" svg:y2="23.878cm" draw:start-shape="id26" draw:start-glue-point="6" draw:end-shape="id27" draw:end-glue-point="4" svg:d="M6770 23468v206h-5v204" svg:viewBox="0 0 6 411">
          <text:p/>
        </draw:connector>
        <draw:custom-shape draw:style-name="gr23" draw:text-style-name="P5" xml:id="id28" draw:id="id28" draw:layer="layout" svg:width="3.99cm" svg:height="1.2cm" svg:x="4.77cm" svg:y="25.303cm">
          <text:p text:style-name="P4"><text:span text:style-name="T2">min_index == i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" draw:layer="layout" svg:x1="6.765cm" svg:y1="24.878cm" svg:x2="6.765cm" svg:y2="25.303cm" draw:start-shape="id27" draw:start-glue-point="6" draw:end-shape="id28" draw:end-glue-point="4" svg:d="M6765 24878v425" svg:viewBox="0 0 1 426">
          <text:p/>
        </draw:connector>
        <draw:custom-shape draw:style-name="gr25" draw:text-style-name="P6" xml:id="id29" draw:id="id29" draw:layer="layout" svg:width="2.4cm" svg:height="1.25cm" svg:x="5.57cm" svg:y="27.028cm">
          <text:p text:style-name="P1"><text:span text:style-name="T1">Вывод </text:span></text:p>
          <text:p text:style-name="P1"><text:span text:style-name="T1">X[i], Y[i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2" xml:id="id30" draw:id="id30" draw:layer="layout" svg:width="2cm" svg:height="0.99cm" svg:x="9.67cm" svg:y="24.18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6.765cm" svg:y1="26.503cm" svg:x2="6.77cm" svg:y2="27.028cm" draw:start-shape="id28" draw:start-glue-point="6" draw:end-shape="id29" draw:end-glue-point="5" svg:d="M6765 26503v263h5v262" svg:viewBox="0 0 6 526">
          <text:p/>
        </draw:connector>
        <draw:connector draw:style-name="gr22" draw:text-style-name="P1" draw:layer="layout" draw:line-skew="0.015cm" svg:x1="10.67cm" svg:y1="24.188cm" svg:x2="6.767cm" svg:y2="23.674cm" draw:start-shape="id30" draw:start-glue-point="4" draw:end-shape="id31" draw:end-glue-point="0" svg:d="M10670 24188v-510h-2453v-4h-1450" svg:viewBox="0 0 3904 515">
          <text:p/>
        </draw:connector>
        <draw:frame draw:style-name="gr4" draw:text-style-name="P3" draw:layer="layout" svg:width="1cm" svg:height="0.721cm" svg:x="6.67cm" svg:y="26.378cm">
          <draw:text-box>
            <text:p><text:span text:style-name="T1">Да</text:span></text:p>
          </draw:text-box>
        </draw:frame>
        <draw:frame draw:style-name="gr4" draw:text-style-name="P3" draw:layer="layout" svg:width="1cm" svg:height="0.721cm" svg:x="6.67cm" svg:y="24.757cm">
          <draw:text-box>
            <text:p><text:span text:style-name="T1">Да</text:span></text:p>
          </draw:text-box>
        </draw:frame>
        <draw:frame draw:style-name="gr4" draw:text-style-name="P3" draw:layer="layout" svg:width="1.2cm" svg:height="0.721cm" svg:x="4.27cm" svg:y="23.778cm">
          <draw:text-box>
            <text:p><text:span text:style-name="T1">Нет</text:span></text:p>
          </draw:text-box>
        </draw:frame>
        <draw:connector draw:style-name="gr12" draw:text-style-name="P1" draw:layer="layout" draw:line-skew="0.225cm" svg:x1="5.27cm" svg:y1="24.378cm" svg:x2="1.196cm" svg:y2="18.857cm" draw:start-shape="id27" draw:start-glue-point="5" draw:end-shape="id32" draw:end-glue-point="5" svg:d="M5270 24378h-4374v-5521h300" svg:viewBox="0 0 4375 5522">
          <text:p/>
        </draw:connector>
        <draw:connector draw:style-name="gr12" draw:text-style-name="P1" draw:layer="layout" svg:x1="8.296cm" svg:y1="6.099cm" svg:x2="3.196cm" svg:y2="15.168cm" draw:start-shape="id2" draw:start-glue-point="5" draw:end-shape="id33" draw:end-glue-point="5" svg:d="M8296 6099h-5100v9069" svg:viewBox="0 0 5101 9070">
          <text:p/>
        </draw:connector>
        <draw:connector draw:style-name="gr12" draw:text-style-name="P1" draw:layer="layout" svg:x1="3.196cm" svg:y1="17.178cm" svg:x2="3.196cm" svg:y2="18.236cm" draw:start-shape="id33" draw:start-glue-point="8" draw:end-shape="id32" draw:end-glue-point="4" svg:d="M3196 17178v1058" svg:viewBox="0 0 1 1059">
          <text:p/>
        </draw:connector>
        <draw:frame draw:style-name="gr4" draw:text-style-name="P3" draw:layer="layout" svg:width="1.804cm" svg:height="0.721cm" svg:x="8.67cm" svg:y="25.357cm">
          <draw:text-box>
            <text:p><text:span text:style-name="T1">Нет</text:span></text:p>
          </draw:text-box>
        </draw:frame>
        <draw:connector draw:style-name="gr12" draw:text-style-name="P1" draw:layer="layout" svg:x1="16.106cm" svg:y1="26.733cm" svg:x2="13.771cm" svg:y2="23.078cm" draw:start-shape="id19" draw:start-glue-point="5" draw:end-shape="id20" draw:end-glue-point="6" svg:d="M16106 26733h-2335v-3655" svg:viewBox="0 0 2336 3656">
          <text:p/>
        </draw:connector>
        <draw:frame draw:style-name="gr4" draw:text-style-name="P3" draw:layer="layout" svg:width="1.2cm" svg:height="0.721cm" svg:x="11.396cm" svg:y="17.578cm">
          <draw:text-box>
            <text:p><text:span text:style-name="T1">Нет</text:span></text:p>
          </draw:text-box>
        </draw:frame>
        <draw:connector draw:style-name="gr12" draw:text-style-name="P1" draw:layer="layout" svg:x1="12.396cm" svg:y1="18.163cm" svg:x2="9.296cm" svg:y2="18.778cm" draw:start-shape="id5" draw:start-glue-point="5" draw:end-shape="id34" draw:end-glue-point="5" svg:d="M12396 18163h-3100v615" svg:viewBox="0 0 3101 616">
          <text:p/>
        </draw:connector>
        <draw:connector draw:style-name="gr12" draw:text-style-name="P1" draw:layer="layout" svg:x1="9.296cm" svg:y1="20.278cm" svg:x2="9.296cm" svg:y2="20.538cm" draw:start-shape="id34" draw:start-glue-point="8" draw:end-shape="id25" draw:end-glue-point="4" svg:d="M9296 20278v260" svg:viewBox="0 0 1 261">
          <text:p/>
        </draw:connector>
        <draw:connector draw:style-name="gr12" draw:text-style-name="P1" draw:layer="layout" svg:x1="7.726cm" svg:y1="27.653cm" svg:x2="11.67cm" svg:y2="24.683cm" draw:start-shape="id29" draw:start-glue-point="9" draw:end-shape="id30" draw:end-glue-point="7" svg:d="M7726 27653h4470v-2970h-526" svg:viewBox="0 0 4471 2971">
          <text:p/>
        </draw:connector>
        <draw:connector draw:style-name="gr12" draw:text-style-name="P1" draw:layer="layout" svg:x1="8.76cm" svg:y1="25.903cm" svg:x2="10.67cm" svg:y2="25.178cm" draw:start-shape="id28" draw:start-glue-point="7" draw:end-shape="id30" draw:end-glue-point="6" svg:d="M8760 25903h1910v-725" svg:viewBox="0 0 1911 7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22T10:37:32.959000000</dc:date>
    <meta:editing-duration>PT2H31M22S</meta:editing-duration>
    <meta:editing-cycles>21</meta:editing-cycles>
    <meta:generator>LibreOffice/6.1.1.2$Windows_X86_64 LibreOffice_project/5d19a1bfa650b796764388cd8b33a5af1f5baa1b</meta:generator>
    <meta:document-statistic meta:object-count="79"/>
  </office:meta>
</office:document-meta>
</file>